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04S" presentation:background-visible="true" presentation:background-objects-visible="true" presentation:display-footer="true" presentation:display-page-number="false" presentation:display-date-time="true" smil:type="slideWipe" smil:subtype="fromTop">
        <presentation:sound xlink:href="../../../../OpenOffice.org%202.0/share/gallery/sounds/beam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5.08cm"/>
    </style:style>
    <style:style style:name="pr2" style:family="presentation" style:parent-style-name="lyt-darkblue-notes" style:list-style-name="L2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  <style:text-properties fo:color="#94006b" fo:font-family="'Australian Sunrise'" style:font-pitch="variable" fo:font-size="72pt" fo:text-shadow="1pt 1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99284c" fo:font-family="'Bitstream Vera Sans'" style:font-family-generic="swiss" style:font-pitch="variable" fo:font-size="36pt" fo:text-shadow="1pt 1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99284c" fo:font-family="'Bitstream Vera Sans'" style:font-family-generic="swiss" style:font-pitch="variable" fo:font-size="36pt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nfirmation" draw:style-name="dp1" draw:master-page-name="lyt-darkblue">
        <office:forms form:automatic-focus="false" form:apply-design-mode="false"/>
        <draw:frame presentation:style-name="pr1" draw:text-style-name="P1" draw:layer="layout" svg:width="28cm" svg:height="5.08cm" svg:x="0cm" svg:y="0cm" presentation:class="title" presentation:user-transformed="true">
          <draw:text-box>
            <text:p text:style-name="P2"/>
          </draw:text-box>
        </draw:frame>
        <draw:frame draw:style-name="gr1" draw:text-style-name="P2" draw:layer="layout" svg:width="28cm" svg:height="0.963cm" svg:x="0cm" svg:y="0cm">
          <draw:text-box>
            <text:p text:style-name="P2"/>
          </draw:text-box>
        </draw:frame>
        <draw:frame draw:style-name="gr1" draw:text-style-name="P3" draw:id="id1" draw:layer="layout" svg:width="28cm" svg:height="1.729cm" svg:x="0cm" svg:y="0cm">
          <draw:text-box>
            <text:p text:style-name="P3"><text:span text:style-name="T1">Are you sure that you wish to continue?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 presentation:additive="base"/>
                  <anim:animate smil:dur="0.5s" smil:fill="hold" smil:targetElement="id1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6-19T20:48:55</meta:creation-date>
    <dc:date>2008-06-19T21:25:00</dc:date>
    <dc:language>en-US</dc:language>
    <meta:editing-cycles>2</meta:editing-cycles>
    <meta:editing-duration>PT36M46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